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8pt" style:text-underline-style="solid" style:text-underline-width="auto" style:text-underline-color="font-color" fo:font-weight="bold" officeooo:rsid="0016c847" officeooo:paragraph-rsid="0016c847" style:font-size-asian="24.5pt" style:font-weight-asian="bold" style:font-size-complex="28pt" style:font-weight-complex="bold"/>
    </style:style>
    <style:style style:name="P2" style:family="paragraph" style:parent-style-name="Standard" style:list-style-name="L1">
      <style:paragraph-properties fo:text-align="start" style:justify-single-word="false"/>
      <style:text-properties fo:font-size="22pt" style:text-underline-style="none" fo:font-weight="bold" officeooo:rsid="0016c847" officeooo:paragraph-rsid="0016c847" style:font-size-asian="22pt" style:font-weight-asian="bold" style:font-size-complex="22pt" style:font-weight-complex="bold"/>
    </style:style>
    <style:style style:name="P3" style:family="paragraph" style:parent-style-name="Standard" style:list-style-name="L1">
      <style:paragraph-properties fo:text-align="start" style:justify-single-word="false"/>
      <style:text-properties fo:font-size="22pt" style:text-underline-style="none" fo:font-weight="bold" officeooo:rsid="0016d4ba" officeooo:paragraph-rsid="0016d4ba" style:font-size-asian="22pt" style:font-weight-asian="bold" style:font-size-complex="22pt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UNCTIONS</text:p>
      <text:list xml:id="list3811680474" text:style-name="L1">
        <text:list-item>
          <text:p text:style-name="P2">DEFINING FUNCTION</text:p>
        </text:list-item>
        <text:list-item>
          <text:p text:style-name="P2">SYNTAX OF FUNCTION</text:p>
        </text:list-item>
        <text:list-item>
          <text:p text:style-name="P2">GLOBAL SCOPE AND LOCAL SCOPE</text:p>
        </text:list-item>
        <text:list-item>
          <text:p text:style-name="P2">CALLING FUNCTION</text:p>
        </text:list-item>
        <text:list-item>
          <text:p text:style-name="P2">PARAMETER </text:p>
        </text:list-item>
        <text:list-item>
          <text:p text:style-name="P2">AURGUMENT</text:p>
        </text:list-item>
        <text:list-item>
          <text:p text:style-name="P2">DIFFERENCE BTW METHOD AND FUNCTION</text:p>
        </text:list-item>
        <text:list-item>
          <text:p text:style-name="P2">TYPES OF AURGUMENTS </text:p>
        </text:list-item>
        <text:list-item>
          <text:p text:style-name="P2">LAMBDA FUNCTION</text:p>
        </text:list-item>
        <text:list-item>
          <text:p text:style-name="P2">DIFFERENCE BTW RETURN AND PRINT</text:p>
        </text:list-item>
        <text:list-item>
          <text:p text:style-name="P3">w3 school</text:p>
        </text:list-item>
        <text:list-item>
          <text:p text:style-name="P3">levelup.gitconnected.com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09T11:48:45.786440510</meta:creation-date>
    <dc:date>2021-12-09T14:26:44.987121744</dc:date>
    <meta:editing-duration>PT6M35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13" meta:word-count="45" meta:character-count="267" meta:non-whitespace-character-count="245"/>
  </office:meta>
</office:document-meta>
</file>